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d674" officeooo:paragraph-rsid="0014d67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69a2e" fo:font-size="20pt" officeooo:rsid="0014d674" officeooo:paragraph-rsid="0014d674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69a2e" fo:font-size="20pt" officeooo:rsid="0031d3ee" officeooo:paragraph-rsid="0014d674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5983b0" fo:font-size="20pt" officeooo:rsid="0031d3ee" officeooo:paragraph-rsid="0031d3ee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5983b0" fo:font-size="20pt" officeooo:rsid="0014d674" officeooo:paragraph-rsid="0014d674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5983b0" fo:font-size="20pt" fo:font-weight="bold" officeooo:rsid="0031d3ee" officeooo:paragraph-rsid="0031d3ee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5983b0" fo:font-size="24pt" fo:font-weight="bold" officeooo:rsid="00380e80" officeooo:paragraph-rsid="00380e8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5983b0" fo:font-size="24pt" fo:font-weight="bold" officeooo:rsid="005ab78f" officeooo:paragraph-rsid="005ab78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5983b0" fo:font-size="14pt" fo:font-weight="bold" officeooo:rsid="003a08ff" officeooo:paragraph-rsid="003a08f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5983b0" fo:font-weight="bold" officeooo:paragraph-rsid="0031d3e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729fcf" fo:font-size="20pt" officeooo:rsid="0031d3ee" officeooo:paragraph-rsid="0031d3ee" style:font-size-asian="17.5pt" style:font-size-complex="20pt"/>
    </style:style>
    <style:style style:name="P12" style:family="paragraph" style:parent-style-name="Standard">
      <style:paragraph-properties fo:text-align="justify" style:justify-single-word="false"/>
      <style:text-properties fo:color="#342a06" fo:font-size="14pt" fo:font-style="normal" fo:font-weight="normal" officeooo:rsid="0031d3ee" officeooo:paragraph-rsid="0031d3e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Horizontal_20_Line">
      <style:text-properties fo:font-size="14pt" officeooo:rsid="0014d674" style:font-size-asian="12.25pt" style:font-size-complex="14pt"/>
    </style:style>
    <style:style style:name="P14" style:family="paragraph" style:parent-style-name="Horizontal_20_Line">
      <style:text-properties officeooo:rsid="005ab78f"/>
    </style:style>
    <style:style style:name="P15" style:family="paragraph" style:parent-style-name="Horizontal_20_Line">
      <style:text-properties officeooo:rsid="005ab78f" officeooo:paragraph-rsid="005ab78f"/>
    </style:style>
    <style:style style:name="P16" style:family="paragraph" style:parent-style-name="Horizontal_20_Line">
      <style:text-properties officeooo:rsid="005ab78f" officeooo:paragraph-rsid="005bc37d"/>
    </style:style>
    <style:style style:name="P17" style:family="paragraph" style:parent-style-name="Text_20_body">
      <style:text-properties fo:font-weight="bold" officeooo:rsid="005bc37d" officeooo:paragraph-rsid="005bc37d" style:font-weight-asian="bold" style:font-weight-complex="bold"/>
    </style:style>
    <style:style style:name="P18" style:family="paragraph" style:parent-style-name="Text_20_body">
      <style:text-properties fo:font-weight="normal" officeooo:rsid="005bc37d" officeooo:paragraph-rsid="005bc37d" style:font-weight-asian="normal" style:font-weight-complex="normal"/>
    </style:style>
    <style:style style:name="P19" style:family="paragraph" style:parent-style-name="Text_20_body">
      <style:text-properties fo:font-weight="normal" officeooo:rsid="005c7570" officeooo:paragraph-rsid="005c98f8" style:font-weight-asian="normal" style:font-weight-complex="normal"/>
    </style:style>
    <style:style style:name="P20" style:family="paragraph" style:parent-style-name="Text_20_body">
      <style:text-properties officeooo:rsid="005ab78f" officeooo:paragraph-rsid="005ab78f"/>
    </style:style>
    <style:style style:name="P21" style:family="paragraph" style:parent-style-name="Text_20_body">
      <style:text-properties officeooo:paragraph-rsid="005ab78f"/>
    </style:style>
    <style:style style:name="P22" style:family="paragraph" style:parent-style-name="Text_20_body">
      <style:text-properties officeooo:rsid="005bc37d" officeooo:paragraph-rsid="005bc37d"/>
    </style:style>
    <style:style style:name="P23" style:family="paragraph" style:parent-style-name="Text_20_body">
      <style:text-properties fo:color="#55308d" style:text-underline-style="solid" style:text-underline-width="auto" style:text-underline-color="font-color" fo:font-weight="normal" officeooo:rsid="005c7570" officeooo:paragraph-rsid="005c7570" style:font-weight-asian="normal" style:font-weight-complex="normal"/>
    </style:style>
    <style:style style:name="P24" style:family="paragraph" style:parent-style-name="Text_20_body">
      <style:text-properties officeooo:rsid="005c7570" officeooo:paragraph-rsid="005c7570"/>
    </style:style>
    <style:style style:name="P25" style:family="paragraph" style:parent-style-name="Text_20_body">
      <style:text-properties officeooo:rsid="005c98f8" officeooo:paragraph-rsid="005c98f8"/>
    </style:style>
    <style:style style:name="P26" style:family="paragraph" style:parent-style-name="Text_20_body">
      <style:text-properties fo:font-weight="normal" officeooo:rsid="005bc37d" officeooo:paragraph-rsid="005bc37d" style:font-weight-asian="normal" style:font-weight-complex="normal"/>
    </style:style>
    <style:style style:name="P27" style:family="paragraph" style:parent-style-name="Text_20_body">
      <style:text-properties fo:font-weight="normal" officeooo:rsid="005ab78f" officeooo:paragraph-rsid="005d60bc" style:font-weight-asian="normal" style:font-weight-complex="normal"/>
    </style:style>
    <style:style style:name="P28" style:family="paragraph" style:parent-style-name="Text_20_body">
      <style:text-properties fo:font-weight="normal" officeooo:rsid="005c7570" officeooo:paragraph-rsid="005c7570" style:font-weight-asian="normal" style:font-weight-complex="normal"/>
    </style:style>
    <style:style style:name="P29" style:family="paragraph" style:parent-style-name="Heading_20_2">
      <style:text-properties fo:color="#5983b0" fo:font-weight="bold" officeooo:rsid="005ab78f" officeooo:paragraph-rsid="005ab78f" style:font-weight-asian="bold" style:font-weight-complex="bold"/>
    </style:style>
    <style:style style:name="P30" style:family="paragraph" style:parent-style-name="Heading_20_2">
      <style:text-properties officeooo:rsid="005bc37d" officeooo:paragraph-rsid="005bc37d"/>
    </style:style>
    <style:style style:name="P31" style:family="paragraph" style:parent-style-name="Heading_20_2">
      <style:text-properties officeooo:rsid="005d60bc" officeooo:paragraph-rsid="005d60bc"/>
    </style:style>
    <style:style style:name="P32" style:family="paragraph" style:parent-style-name="Horizontal_20_Line">
      <style:text-properties fo:font-weight="normal" officeooo:rsid="005ab78f" officeooo:paragraph-rsid="005d60bc" style:font-weight-asian="normal" style:font-weight-complex="normal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5c98f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officeooo:rsid="0031d3ee" style:font-size-asian="17.5pt" style:font-size-complex="20pt"/>
    </style:style>
    <style:style style:name="T5" style:family="text">
      <style:text-properties fo:font-size="20pt" officeooo:rsid="003a08ff" style:font-size-asian="17.5pt" style:font-size-complex="20pt"/>
    </style:style>
    <style:style style:name="T6" style:family="text">
      <style:text-properties fo:font-size="20pt" officeooo:rsid="00380e80" style:font-size-asian="17.5pt" style:font-size-complex="20pt"/>
    </style:style>
    <style:style style:name="T7" style:family="text">
      <style:text-properties fo:font-size="20pt" officeooo:rsid="003bcc4d" style:font-size-asian="17.5pt" style:font-size-complex="20pt"/>
    </style:style>
    <style:style style:name="T8" style:family="text">
      <style:text-properties officeooo:rsid="005ab78f"/>
    </style:style>
    <style:style style:name="T9" style:family="text">
      <style:text-properties officeooo:rsid="005bc37d"/>
    </style:style>
    <style:style style:name="T10" style:family="text">
      <style:text-properties fo:color="#5983b0" fo:font-weight="bold" style:font-weight-asian="bold" style:font-weight-complex="bold"/>
    </style:style>
    <style:style style:name="T11" style:family="text">
      <style:text-properties fo:color="#5983b0" fo:font-weight="bold" officeooo:rsid="005ab78f" style:font-weight-asian="bold" style:font-weight-complex="bold"/>
    </style:style>
    <style:style style:name="T12" style:family="text">
      <style:text-properties officeooo:rsid="005c7570"/>
    </style:style>
    <style:style style:name="T13" style:family="text">
      <style:text-properties officeooo:rsid="005c98f8"/>
    </style:style>
    <style:style style:name="T14" style:family="text">
      <style:text-properties officeooo:rsid="005f5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ok"/>
      </text:sequence-decls>
      <text:p text:style-name="P6">BI-VWM</text:p>
      <text:p text:style-name="Horizontal_20_Line"/>
      <text:p text:style-name="P2"/>
      <text:p text:style-name="P3"/>
      <text:p text:style-name="P3"/>
      <text:p text:style-name="P11"/>
      <text:p text:style-name="P10"><text:span text:style-name="T4">Matej Murín </text:span><text:span text:style-name="T5">(murinmat)</text:span><text:span text:style-name="T4">, </text:span><text:span text:style-name="T6">Václav</text:span><text:span text:style-name="T4"> Lokaj</text:span><text:span text:style-name="T5">(lokajva</text:span><text:span text:style-name="T7">1</text:span><text:span text:style-name="T5">)</text:span></text:p>
      <text:p text:style-name="P5"/>
      <text:p text:style-name="P5"/>
      <text:p text:style-name="P5"/>
      <text:p text:style-name="P4"/>
      <text:p text:style-name="P4"/>
      <text:p text:style-name="P4"/>
      <text:p text:style-name="P7">Deep Web</text:p>
      <text:p text:style-name="P7"/>
      <text:p text:style-name="P8">Instalacni prirucka</text:p>
      <text:p text:style-name="P2"/>
      <text:p text:style-name="P2"/>
      <text:p text:style-name="P2"/>
      <text:p text:style-name="P2"/>
      <text:p text:style-name="P2"/>
      <text:p text:style-name="P12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9">9.5.2020</text:p>
      <text:p text:style-name="P9">Fakulta informačních technologií</text:p>
      <text:p text:style-name="P9">České vysoké učení technické v Praze</text:p>
      <text:h text:style-name="P29" text:outline-level="2"><text:bookmark-start text:name="__RefHeading___Toc2379_1638120558"/><text:soft-page-break/>Databaze - MySQL<text:bookmark-end text:name="__RefHeading___Toc2379_1638120558"/></text:h>
      <text:p text:style-name="P14"/>
      <text:p text:style-name="P20">Vytvoreni databaze se provede spustenim skriptu createScript.sql, skript zaroven I do databaze vlozi prilizne 1000 zaznamu.</text:p>
      <text:p text:style-name="P24">V defaultni konfiguraci se predpoklada ze databaze bezi na <text:a xlink:type="simple" xlink:href="http://localhost:3306/" text:style-name="Internet_20_link" text:visited-style-name="Visited_20_Internet_20_Link"><text:span text:style-name="T1">http://localhost:</text:span></text:a><text:a xlink:type="simple" xlink:href="http://localhost:3306/" text:style-name="Internet_20_link" text:visited-style-name="Visited_20_Internet_20_Link">3306</text:a><text:span text:style-name="T2"> </text:span></text:p>
      <text:p text:style-name="P25">user: root</text:p>
      <text:p text:style-name="P25">password: </text:p>
      <text:p text:style-name="P21"><text:span text:style-name="T8">Testovano na serveru - MySQL </text:span>5.6.14 </text:p>
      <text:p text:style-name="P21"><text:a xlink:type="simple" xlink:href="https://www.mysqltutorial.org/install-mysql/" text:style-name="Internet_20_link" text:visited-style-name="Visited_20_Internet_20_Link">https://www.mysqltutorial.org/install-mysql/</text:a></text:p>
      <text:h text:style-name="P29" text:outline-level="2"/>
      <text:h text:style-name="P29" text:outline-level="2">API - Java</text:h>
      <text:p text:style-name="P15"/>
      <text:p text:style-name="P20">Zproztredkovava komunikaci mezi Angularem a Databazi. K <text:span text:style-name="T14">kompilaci</text:span> aplikace je nutne m<text:span text:style-name="T9">i</text:span>t nainstalovany maven. <text:span text:style-name="T9">Testovano na verzi 3.6.2</text:span></text:p>
      <text:p text:style-name="P20"><text:a xlink:type="simple" xlink:href="https://maven.apache.org/" text:style-name="Internet_20_link" text:visited-style-name="Visited_20_Internet_20_Link">https://maven.apache.org/</text:a></text:p>
      <text:p text:style-name="P22"><text:span text:style-name="T14">Ke spusteni</text:span> je potreba mit nainstalovanou alespon verzi javy 1.8.</text:p>
      <text:p text:style-name="P22"><text:a xlink:type="simple" xlink:href="https://www.oracle.com/java/technologies/javase-jdk8-downloads.html" text:style-name="Internet_20_link" text:visited-style-name="Visited_20_Internet_20_Link">https://www.oracle.com/java/technologies/javase-jdk8-downloads.html</text:a></text:p>
      <text:p text:style-name="P22">Nakonec k deploy .war je potreba server. My jsme pouzili Apache Tomcat 9.0.33</text:p>
      <text:p text:style-name="P24">V defaultni konfiguraci se predpoklada ze server bezi na http://localhost:8080</text:p>
      <text:p text:style-name="P17"><text:a xlink:type="simple" xlink:href="http://tomcat.apache.org/" text:style-name="Internet_20_link" text:visited-style-name="Visited_20_Internet_20_Link"><text:span text:style-name="T3">http://tomcat.apache.org/</text:span></text:a></text:p>
      <text:p text:style-name="P17"/>
      <text:h text:style-name="P30" text:outline-level="2"><text:span text:style-name="T11">A</text:span><text:span text:style-name="T10">ngular 2</text:span></text:h>
      <text:p text:style-name="P16"/>
      <text:p text:style-name="P18">JavaScript framework <text:span text:style-name="T12">ve kteremn je napsana front-end aplikace reprezentujici obchod s pocitaci. J</text:span>e potreba nejprve nainstalovat <text:span text:style-name="T12">Node.js </text:span></text:p>
      <text:p text:style-name="P18"><text:a xlink:type="simple" xlink:href="https://nodejs.org/en/" text:style-name="Internet_20_link" text:visited-style-name="Visited_20_Internet_20_Link">https://nodejs.org/en/</text:a></text:p>
      <text:p text:style-name="P28">A pote nainstalovat Angular knihovny pouzite v aplikaci:</text:p>
      <text:p text:style-name="P28"><text:tab/>- <text:span text:style-name="T14">prikaz npm install v adresari www automaticky nainstaluje vsechny knihovny</text:span></text:p>
      <text:p text:style-name="P19">V defaultni konfiguraci se predpoklada ze <text:span text:style-name="T13">aplikace</text:span> bezi na http://localhost:<text:span text:style-name="T13">4200</text:span></text:p>
      <text:p text:style-name="P23">https://www.telerik.com/kendo-angular-ui/components/grid/get-started/</text:p>
      <text:p text:style-name="P18"/>
      <text:p text:style-name="P18"><text:soft-page-break/></text:p>
      <text:h text:style-name="P31" text:outline-level="2"><text:span text:style-name="T10">Obecna Konfigurace</text:span></text:h>
      <text:p text:style-name="P32"/>
      <text:p text:style-name="P27">Konfigurace je zavazna, bez jejiho presneho dodrzeni nebudou jednotlive aplikace spolu spravne komunikovat!</text:p>
      <text:p text:style-name="P27">Uvedomujeme si, ze to muze byt nepohodlne, nicmene do posledni chvile jsme zili v domeni ze bude stacit prezentace a pro to neni nutne delat zvlast konfiguracni soubor.</text:p>
      <text:p text:style-name="P27">Vsechny aplikace pocitaji se spustenim na localhostu</text:p>
      <text:p text:style-name="P27"/>
      <text:p text:style-name="P27">Databaze:</text:p>
      <text:p text:style-name="P27">port: 3306</text:p>
      <text:p text:style-name="P27">nazev: market</text:p>
      <text:p text:style-name="P27">user: root</text:p>
      <text:p text:style-name="P27">heslo: </text:p>
      <text:p text:style-name="P27"/>
      <text:p text:style-name="P27">Tomcat:</text:p>
      <text:p text:style-name="P27">port: 8080</text:p>
      <text:p text:style-name="P27">nazev apliakce pri deploii je java-api.war a nesmi byt menen</text:p>
      <text:p text:style-name="P27"/>
      <text:p text:style-name="P27">Angular 2:</text:p>
      <text:p text:style-name="P27">port: 42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Obrázok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40:16.855280939</meta:creation-date>
    <meta:print-date>2020-04-27T18:37:19.273200819</meta:print-date>
    <dc:date>2020-05-14T11:07:07.382041787</dc:date>
    <meta:editing-duration>PT1H4M39S</meta:editing-duration>
    <meta:editing-cycles>15</meta:editing-cycles>
    <meta:generator>LibreOffice/6.2.8.2$Linux_X86_64 LibreOffice_project/20$Build-2</meta:generator>
    <meta:document-statistic meta:table-count="0" meta:image-count="0" meta:object-count="0" meta:page-count="3" meta:paragraph-count="44" meta:word-count="241" meta:character-count="1897" meta:non-whitespace-character-count="1691"/>
  </office:meta>
</office:document-meta>
</file>